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7E000002C05A72E20A33999CF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1.63cm" svg:x="1.048cm" svg:y="9.037cm">
          <draw:image xlink:href="Pictures/100000000000047E000002C05A72E20A33999CF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9T23:25:37.789039461</meta:creation-date>
    <dc:date>2021-10-19T23:28:25.360276712</dc:date>
    <meta:editing-duration>PT2M48S</meta:editing-duration>
    <meta:editing-cycles>1</meta:editing-cycles>
    <meta:document-statistic meta:object-count="1"/>
    <meta:generator>LibreOffice/7.1.6.2$Linux_X86_64 LibreOffice_project/10$Build-2</meta:generator>
  </office:meta>
</office:document-meta>
</file>